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573cm" svg:height="1.039cm" svg:x="2cm" svg:y="3.461cm">
          <draw:text-box>
            <text:p text:style-name="P1"><text:span text:style-name="T1">O</text:span></text:p>
            <text:p text:style-name="P1"><text:span text:style-name="T1">Ziegen</text:span></text:p>
          </draw:text-box>
        </draw:frame>
        <draw:frame draw:style-name="gr1" draw:text-style-name="P2" draw:layer="layout" svg:width="1.319cm" svg:height="1.039cm" svg:x="0.681cm" svg:y="3.461cm">
          <draw:text-box>
            <text:p text:style-name="P1"><text:span text:style-name="T1">O</text:span></text:p>
            <text:p text:style-name="P1"><text:span text:style-name="T2">Kühe</text:span></text:p>
          </draw:text-box>
        </draw:frame>
        <draw:frame draw:style-name="gr2" draw:text-style-name="P3" draw:layer="layout" svg:width="1.476cm" svg:height="0.645cm" svg:x="2.818cm" svg:y="1.355cm">
          <draw:text-box>
            <text:p text:style-name="P1"><text:span text:style-name="T2">geben</text:span></text:p>
          </draw:text-box>
        </draw:frame>
        <draw:line draw:style-name="gr3" draw:text-style-name="P1" draw:layer="layout" svg:x1="5.5cm" svg:y1="3.5cm" svg:x2="4.319cm" svg:y2="2cm">
          <text:p/>
        </draw:line>
        <draw:frame draw:style-name="gr4" draw:text-style-name="P4" draw:layer="layout" svg:width="6.124cm" svg:height="0.645cm" svg:x="4.5cm" svg:y="0.355cm">
          <draw:text-box>
            <text:p><text:span text:style-name="T3">Kühe geben Milch und Ziegen Wolle</text:span></text:p>
          </draw:text-box>
        </draw:frame>
        <draw:line draw:style-name="gr3" draw:text-style-name="P1" draw:layer="layout" svg:x1="3cm" svg:y1="3.5cm" svg:x2="4.319cm" svg:y2="2cm">
          <text:p/>
        </draw:line>
        <draw:frame draw:style-name="gr1" draw:text-style-name="P3" draw:layer="layout" svg:width="1.183cm" svg:height="0.645cm" svg:x="2.936cm" svg:y="1.655cm">
          <draw:text-box>
            <text:p text:style-name="P1"><text:span text:style-name="T2"><text:s/></text:span><text:span text:style-name="T2">und</text:span></text:p>
          </draw:text-box>
        </draw:frame>
        <draw:frame draw:style-name="gr1" draw:text-style-name="P2" draw:layer="layout" svg:width="1.319cm" svg:height="1.039cm" svg:x="3.5cm" svg:y="3.461cm">
          <draw:text-box>
            <text:p text:style-name="P1"><text:span text:style-name="T1">O</text:span></text:p>
            <text:p text:style-name="P1"><text:span text:style-name="T1">Milch</text:span></text:p>
          </draw:text-box>
        </draw:frame>
        <draw:line draw:style-name="gr3" draw:text-style-name="P1" draw:layer="layout" svg:x1="1.5cm" svg:y1="3.5cm" svg:x2="2.819cm" svg:y2="2cm">
          <text:p/>
        </draw:line>
        <draw:line draw:style-name="gr3" draw:text-style-name="P1" draw:layer="layout" svg:x1="4cm" svg:y1="3.5cm" svg:x2="2.819cm" svg:y2="2cm">
          <text:p/>
        </draw:line>
        <draw:line draw:style-name="gr3" draw:text-style-name="P1" draw:layer="layout" svg:x1="4.319cm" svg:y1="2cm" svg:x2="4.019cm" svg:y2="2cm">
          <text:p/>
        </draw:line>
        <draw:line draw:style-name="gr3" draw:text-style-name="P1" draw:layer="layout" svg:x1="3.119cm" svg:y1="2cm" svg:x2="2.819cm" svg:y2="2cm">
          <text:p/>
        </draw:line>
        <draw:frame draw:style-name="gr1" draw:text-style-name="P2" draw:layer="layout" svg:width="1.37cm" svg:height="1.039cm" svg:x="4.93cm" svg:y="3.461cm">
          <draw:text-box>
            <text:p text:style-name="P1"><text:span text:style-name="T1">O</text:span></text:p>
            <text:p text:style-name="P1"><text:span text:style-name="T1">Wolle</text:span></text:p>
          </draw:text-box>
        </draw:frame>
        <draw:frame draw:style-name="gr1" draw:text-style-name="P2" draw:layer="layout" svg:width="1.573cm" svg:height="1.039cm" svg:x="8.427cm" svg:y="3.461cm">
          <draw:text-box>
            <text:p text:style-name="P1"><text:span text:style-name="T1">O</text:span></text:p>
            <text:p text:style-name="P1"><text:span text:style-name="T1">Ziegen</text:span></text:p>
          </draw:text-box>
        </draw:frame>
        <draw:frame draw:style-name="gr1" draw:text-style-name="P2" draw:layer="layout" svg:width="1.319cm" svg:height="1.039cm" svg:x="7.108cm" svg:y="3.461cm">
          <draw:text-box>
            <text:p text:style-name="P1"><text:span text:style-name="T1">O</text:span></text:p>
            <text:p text:style-name="P1"><text:span text:style-name="T2">Kühe</text:span></text:p>
          </draw:text-box>
        </draw:frame>
        <draw:frame draw:style-name="gr2" draw:text-style-name="P3" draw:layer="layout" svg:width="1.476cm" svg:height="0.645cm" svg:x="8.524cm" svg:y="1.355cm">
          <draw:text-box>
            <text:p text:style-name="P1"><text:span text:style-name="T2">geben</text:span></text:p>
          </draw:text-box>
        </draw:frame>
        <draw:line draw:style-name="gr3" draw:text-style-name="P1" draw:layer="layout" svg:x1="13.1cm" svg:y1="3.5cm" svg:x2="11.919cm" svg:y2="2cm">
          <text:p/>
        </draw:line>
        <draw:line draw:style-name="gr3" draw:text-style-name="P1" draw:layer="layout" svg:x1="9.5cm" svg:y1="3.5cm" svg:x2="11.919cm" svg:y2="2cm">
          <text:p/>
        </draw:line>
        <draw:frame draw:style-name="gr1" draw:text-style-name="P3" draw:layer="layout" svg:width="1.183cm" svg:height="0.645cm" svg:x="9.9cm" svg:y="1.655cm">
          <draw:text-box>
            <text:p text:style-name="P1"><text:span text:style-name="T2"><text:s/></text:span><text:span text:style-name="T2">und</text:span></text:p>
          </draw:text-box>
        </draw:frame>
        <draw:frame draw:style-name="gr1" draw:text-style-name="P2" draw:layer="layout" svg:width="1.319cm" svg:height="1.039cm" svg:x="11.1cm" svg:y="3.461cm">
          <draw:text-box>
            <text:p text:style-name="P1"><text:span text:style-name="T1">O</text:span></text:p>
            <text:p text:style-name="P1"><text:span text:style-name="T1">Milch</text:span></text:p>
          </draw:text-box>
        </draw:frame>
        <draw:line draw:style-name="gr3" draw:text-style-name="P1" draw:layer="layout" svg:x1="7.927cm" svg:y1="3.5cm" svg:x2="9.246cm" svg:y2="2cm">
          <text:p/>
        </draw:line>
        <draw:line draw:style-name="gr3" draw:text-style-name="P1" draw:layer="layout" svg:x1="11.5cm" svg:y1="3.5cm" svg:x2="9.319cm" svg:y2="2cm">
          <text:p/>
        </draw:line>
        <draw:line draw:style-name="gr3" draw:text-style-name="P1" draw:layer="layout" svg:x1="11.919cm" svg:y1="2cm" svg:x2="11cm" svg:y2="2cm">
          <text:p/>
        </draw:line>
        <draw:line draw:style-name="gr3" draw:text-style-name="P1" draw:layer="layout" svg:x1="10cm" svg:y1="2cm" svg:x2="9.246cm" svg:y2="2cm">
          <text:p/>
        </draw:line>
        <draw:frame draw:style-name="gr1" draw:text-style-name="P2" draw:layer="layout" svg:width="1.37cm" svg:height="1.039cm" svg:x="12.53cm" svg:y="3.461cm">
          <draw:text-box>
            <text:p text:style-name="P1"><text:span text:style-name="T1">O</text:span></text:p>
            <text:p text:style-name="P1"><text:span text:style-name="T1">Wolle</text:span></text:p>
          </draw:text-box>
        </draw:frame>
        <draw:frame draw:style-name="gr2" draw:text-style-name="P3" draw:layer="layout" svg:width="1.67cm" svg:height="0.645cm" svg:x="11.024cm" svg:y="1.355cm">
          <draw:text-box>
            <text:p text:style-name="P1"><text:span text:style-name="T2">[geben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6T03:34:33</dc:date>
    <dc:creator>artur </dc:creator>
    <meta:editing-duration>PT06H58M26S</meta:editing-duration>
    <meta:editing-cycles>19</meta:editing-cycles>
    <meta:generator>OpenOffice.org/3.2$Linux OpenOffice.org_project/320m19$Build-9505</meta:generator>
    <meta:document-statistic meta:object-count="26"/>
  </office:meta>
</office:document-meta>
</file>